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5a9d7b" officeooo:paragraph-rsid="005d6aaa"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263378" officeooo:paragraph-rsid="005d6aaa" style:font-weight-asian="normal" style:font-weight-complex="normal"/>
    </style:style>
    <style:style style:name="P3"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4"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5" style:family="paragraph" style:parent-style-name="Standard">
      <style:paragraph-properties fo:text-align="justify" style:justify-single-word="false"/>
      <style:text-properties fo:font-style="normal" officeooo:rsid="001facc0" officeooo:paragraph-rsid="006f9149" style:font-style-asian="normal" style:font-style-complex="normal"/>
    </style:style>
    <style:style style:name="P6" style:family="paragraph" style:parent-style-name="Standard">
      <style:paragraph-properties fo:text-align="justify" style:justify-single-word="false"/>
      <style:text-properties style:text-underline-style="none" fo:font-weight="normal" officeooo:rsid="005a9d7b" officeooo:paragraph-rsid="005d6aaa"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263378" officeooo:paragraph-rsid="005d6aaa"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263378" officeooo:paragraph-rsid="00263378" style:font-weight-asian="normal" style:font-weight-complex="normal"/>
    </style:style>
    <style:style style:name="P9"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10"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11" style:family="paragraph" style:parent-style-name="Standard">
      <style:paragraph-properties fo:text-align="justify" style:justify-single-word="false"/>
      <style:text-properties fo:font-style="normal" officeooo:rsid="001facc0" officeooo:paragraph-rsid="006f9149" style:font-style-asian="normal" style:font-style-complex="normal"/>
    </style:style>
    <style:style style:name="P12" style:family="paragraph" style:parent-style-name="Standard">
      <style:paragraph-properties fo:text-align="justify" style:justify-single-word="false"/>
      <style:text-properties fo:font-style="normal" officeooo:rsid="00214b0d" officeooo:paragraph-rsid="0021eeb7" style:font-style-asian="normal" style:font-style-complex="normal"/>
    </style:style>
    <style:style style:name="P13" style:family="paragraph" style:parent-style-name="Standard">
      <style:paragraph-properties fo:text-align="justify" style:justify-single-word="false"/>
      <style:text-properties fo:font-style="normal" officeooo:rsid="0021eeb7" officeooo:paragraph-rsid="0021eeb7" style:font-style-asian="normal" style:font-style-complex="normal"/>
    </style:style>
    <style:style style:name="P1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6ea8" officeooo:paragraph-rsid="00236ea8"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style:text-underline-style="none" fo:font-weight="normal" officeooo:rsid="0023e19e" officeooo:paragraph-rsid="0023e19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24484b" officeooo:paragraph-rsid="0024484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259d7e" officeooo:paragraph-rsid="00259d7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2760a9" officeooo:paragraph-rsid="002760a9"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2938e7" officeooo:paragraph-rsid="002938e7"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2d7104" officeooo:paragraph-rsid="002d7104"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2f3a8c" officeooo:paragraph-rsid="002fa57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2fa57d" officeooo:paragraph-rsid="002fa57d"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2a9d9b" officeooo:paragraph-rsid="002a9d9b"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2a9d9b" officeooo:paragraph-rsid="002b05f3"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2b05f3" officeooo:paragraph-rsid="002b05f3"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normal" officeooo:rsid="002b41c0" officeooo:paragraph-rsid="002b41c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none" fo:font-weight="normal" officeooo:rsid="002d32a0" officeooo:paragraph-rsid="002d32a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none" fo:font-weight="normal" officeooo:rsid="002d32a0" officeooo:paragraph-rsid="0041440a"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none" fo:font-weight="normal" officeooo:rsid="003a14f3" officeooo:paragraph-rsid="003a14f3"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rsid="003a14f3" officeooo:paragraph-rsid="004b1081"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rsid="003dde3b" officeooo:paragraph-rsid="003dde3b"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rsid="003f2b27" officeooo:paragraph-rsid="003f2b27"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3f2b27" officeooo:paragraph-rsid="0041440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ize="15pt" fo:font-weight="bold" officeooo:rsid="001facc0" officeooo:paragraph-rsid="001facc0" style:font-size-asian="15pt" style:font-weight-asian="bold" style:font-size-complex="15pt" style:font-weight-complex="bold"/>
    </style:style>
    <style:style style:name="P35" style:family="paragraph" style:parent-style-name="Standard">
      <style:paragraph-properties fo:text-align="justify" style:justify-single-word="false"/>
      <style:text-properties style:text-underline-style="solid" style:text-underline-width="auto" style:text-underline-color="font-color" fo:font-weight="bold" officeooo:rsid="00263378" officeooo:paragraph-rsid="001facc0" style:font-weight-asian="bold" style:font-weight-complex="bold"/>
    </style:style>
    <style:style style:name="P36" style:family="paragraph" style:parent-style-name="Standard">
      <style:paragraph-properties fo:text-align="justify" style:justify-single-word="false"/>
      <style:text-properties style:text-underline-style="solid" style:text-underline-width="auto" style:text-underline-color="font-color" fo:font-weight="bold" officeooo:rsid="001facc0" officeooo:paragraph-rsid="001facc0" style:font-weight-asian="bold" style:font-weight-complex="bold"/>
    </style:style>
    <style:style style:name="P37" style:family="paragraph" style:parent-style-name="Standard">
      <style:paragraph-properties fo:text-align="justify" style:justify-single-word="false"/>
      <style:text-properties style:text-underline-style="solid" style:text-underline-width="auto" style:text-underline-color="font-color" fo:font-weight="bold" officeooo:rsid="005a9d7b" officeooo:paragraph-rsid="005a9d7b" style:font-weight-asian="bold" style:font-weight-complex="bold"/>
    </style:style>
    <style:style style:name="P38" style:family="paragraph" style:parent-style-name="Standard">
      <style:paragraph-properties fo:text-align="justify" style:justify-single-word="false"/>
      <style:text-properties fo:font-style="italic" officeooo:rsid="001facc0" officeooo:paragraph-rsid="001facc0" style:font-style-asian="italic" style:font-style-complex="italic"/>
    </style:style>
    <style:style style:name="P39" style:family="paragraph" style:parent-style-name="Standard">
      <style:paragraph-properties fo:text-align="justify" style:justify-single-word="false"/>
      <style:text-properties fo:font-style="italic" officeooo:rsid="00214b0d" officeooo:paragraph-rsid="0021eeb7" style:font-style-asian="italic" style:font-style-complex="italic"/>
    </style:style>
    <style:style style:name="P40" style:family="paragraph" style:parent-style-name="Standard">
      <style:paragraph-properties fo:text-align="justify" style:justify-single-word="false"/>
      <style:text-properties fo:font-style="italic" style:text-underline-style="none" fo:font-weight="normal" officeooo:rsid="0023e19e" officeooo:paragraph-rsid="0024484b"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style:text-underline-style="none" fo:font-weight="normal" officeooo:rsid="0024484b" officeooo:paragraph-rsid="0024484b"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italic" style:text-underline-style="none" fo:font-weight="normal" officeooo:rsid="00259d7e" officeooo:paragraph-rsid="00259d7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style:text-underline-style="none" fo:font-weight="normal" officeooo:rsid="002760a9" officeooo:paragraph-rsid="002760a9"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style:text-underline-style="none" fo:font-weight="normal" officeooo:rsid="002938e7" officeooo:paragraph-rsid="002938e7"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fo:font-style="italic" style:text-underline-style="none" fo:font-weight="normal" officeooo:rsid="002d7104" officeooo:paragraph-rsid="002d7104" style:font-style-asian="italic" style:font-weight-asian="normal" style:font-style-complex="italic" style:font-weight-complex="normal"/>
    </style:style>
    <style:style style:name="P46" style:family="paragraph" style:parent-style-name="Standard">
      <style:paragraph-properties fo:text-align="justify" style:justify-single-word="false"/>
      <style:text-properties fo:font-style="italic" style:text-underline-style="none" fo:font-weight="normal" officeooo:rsid="002fa57d" officeooo:paragraph-rsid="002fa57d" style:font-style-asian="italic" style:font-weight-asian="normal" style:font-style-complex="italic" style:font-weight-complex="normal"/>
    </style:style>
    <style:style style:name="P47" style:family="paragraph" style:parent-style-name="Standard">
      <style:paragraph-properties fo:text-align="justify" style:justify-single-word="false"/>
      <style:text-properties fo:font-style="italic" style:text-underline-style="none" fo:font-weight="normal" officeooo:rsid="002a9d9b" officeooo:paragraph-rsid="002a9d9b" style:font-style-asian="italic" style:font-weight-asian="normal" style:font-style-complex="italic" style:font-weight-complex="normal"/>
    </style:style>
    <style:style style:name="P48" style:family="paragraph" style:parent-style-name="Standard">
      <style:paragraph-properties fo:text-align="justify" style:justify-single-word="false"/>
      <style:text-properties fo:font-style="italic" style:text-underline-style="none" fo:font-weight="normal" officeooo:rsid="002d32a0" officeooo:paragraph-rsid="002d32a0"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officeooo:rsid="001facc0" officeooo:paragraph-rsid="001facc0"/>
    </style:style>
    <style:style style:name="P50" style:family="paragraph" style:parent-style-name="Standard">
      <style:paragraph-properties fo:text-align="justify" style:justify-single-word="false"/>
      <style:text-properties style:text-underline-style="none" fo:font-weight="normal" officeooo:rsid="005a9d7b" officeooo:paragraph-rsid="005d6aaa" style:font-weight-asian="normal" style:font-weight-complex="normal"/>
    </style:style>
    <style:style style:name="P51" style:family="paragraph" style:parent-style-name="Standard">
      <style:paragraph-properties fo:text-align="justify" style:justify-single-word="false"/>
      <style:text-properties style:text-underline-style="none" fo:font-weight="normal" officeooo:rsid="00263378" officeooo:paragraph-rsid="005d6aaa" style:font-weight-asian="normal" style:font-weight-complex="normal"/>
    </style:style>
    <style:style style:name="P52" style:family="paragraph" style:parent-style-name="Standard">
      <style:paragraph-properties fo:text-align="justify" style:justify-single-word="false"/>
      <style:text-properties fo:font-style="normal" officeooo:rsid="00214b0d" officeooo:paragraph-rsid="0021eeb7" style:font-style-asian="normal" style:font-style-complex="normal"/>
    </style:style>
    <style:style style:name="P53"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54"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55" style:family="paragraph" style:parent-style-name="Standard">
      <style:paragraph-properties fo:text-align="justify" style:justify-single-word="false"/>
      <style:text-properties fo:font-style="normal" officeooo:rsid="001facc0" officeooo:paragraph-rsid="006f9149" style:font-style-asian="normal" style:font-style-complex="normal"/>
    </style:style>
    <style:style style:name="P56" style:family="paragraph" style:parent-style-name="Standard">
      <style:paragraph-properties fo:text-align="justify" style:justify-single-word="false"/>
      <style:text-properties fo:font-style="normal" style:text-underline-style="none" fo:font-weight="normal" officeooo:rsid="002d7104" officeooo:paragraph-rsid="002d710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79ee81" officeooo:paragraph-rsid="0079ee8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2f3a8c" officeooo:paragraph-rsid="002fa57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3f2b27" officeooo:paragraph-rsid="003f2b27"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07d4532" officeooo:paragraph-rsid="007d4532"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italic" style:text-underline-style="none" fo:font-weight="normal" officeooo:rsid="007d4532" officeooo:paragraph-rsid="007d4532" style:font-style-asian="italic" style:font-weight-asian="normal" style:font-style-complex="italic" style:font-weight-complex="normal"/>
    </style:style>
    <style:style style:name="T1" style:family="text">
      <style:text-properties officeooo:rsid="005e4e93"/>
    </style:style>
    <style:style style:name="T2" style:family="text">
      <style:text-properties officeooo:rsid="005a9d7b"/>
    </style:style>
    <style:style style:name="T3" style:family="text">
      <style:text-properties officeooo:rsid="00598199"/>
    </style:style>
    <style:style style:name="T4" style:family="text">
      <style:text-properties officeooo:rsid="005abcd3"/>
    </style:style>
    <style:style style:name="T5" style:family="text">
      <style:text-properties officeooo:rsid="0064b066"/>
    </style:style>
    <style:style style:name="T6" style:family="text">
      <style:text-properties officeooo:rsid="005c8c45"/>
    </style:style>
    <style:style style:name="T7" style:family="text">
      <style:text-properties officeooo:rsid="0031eb51"/>
    </style:style>
    <style:style style:name="T8" style:family="text">
      <style:text-properties officeooo:rsid="003210ec"/>
    </style:style>
    <style:style style:name="T9" style:family="text">
      <style:text-properties officeooo:rsid="00602507"/>
    </style:style>
    <style:style style:name="T10" style:family="text">
      <style:text-properties officeooo:rsid="0035fdec"/>
    </style:style>
    <style:style style:name="T11" style:family="text">
      <style:text-properties officeooo:rsid="006f9149"/>
    </style:style>
    <style:style style:name="T12" style:family="text">
      <style:text-properties officeooo:rsid="0034d208"/>
    </style:style>
    <style:style style:name="T13" style:family="text">
      <style:text-properties officeooo:rsid="005e4e93"/>
    </style:style>
    <style:style style:name="T14" style:family="text">
      <style:text-properties officeooo:rsid="005a9d7b"/>
    </style:style>
    <style:style style:name="T15" style:family="text">
      <style:text-properties officeooo:rsid="00598199"/>
    </style:style>
    <style:style style:name="T16" style:family="text">
      <style:text-properties officeooo:rsid="005abcd3"/>
    </style:style>
    <style:style style:name="T17" style:family="text">
      <style:text-properties officeooo:rsid="0064b066"/>
    </style:style>
    <style:style style:name="T18" style:family="text">
      <style:text-properties officeooo:rsid="005c8c45"/>
    </style:style>
    <style:style style:name="T19" style:family="text">
      <style:text-properties officeooo:rsid="0031eb51"/>
    </style:style>
    <style:style style:name="T20" style:family="text">
      <style:text-properties officeooo:rsid="003210ec"/>
    </style:style>
    <style:style style:name="T21" style:family="text">
      <style:text-properties officeooo:rsid="00602507"/>
    </style:style>
    <style:style style:name="T22" style:family="text">
      <style:text-properties officeooo:rsid="0035fdec"/>
    </style:style>
    <style:style style:name="T23" style:family="text">
      <style:text-properties officeooo:rsid="006f9149"/>
    </style:style>
    <style:style style:name="T24" style:family="text">
      <style:text-properties officeooo:rsid="0034d208"/>
    </style:style>
    <style:style style:name="T25" style:family="text">
      <style:text-properties officeooo:rsid="0021eeb7"/>
    </style:style>
    <style:style style:name="T26" style:family="text">
      <style:text-properties officeooo:rsid="0024484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2b05f3" style:font-style-asian="italic" style:font-style-complex="italic"/>
    </style:style>
    <style:style style:name="T30" style:family="text">
      <style:text-properties fo:font-style="italic" officeooo:rsid="005795c4" style:font-style-asian="italic" style:font-style-complex="italic"/>
    </style:style>
    <style:style style:name="T31" style:family="text">
      <style:text-properties officeooo:rsid="002fa57d"/>
    </style:style>
    <style:style style:name="T32" style:family="text">
      <style:text-properties officeooo:rsid="003044ff"/>
    </style:style>
    <style:style style:name="T33" style:family="text">
      <style:text-properties officeooo:rsid="0037b77f"/>
    </style:style>
    <style:style style:name="T34" style:family="text">
      <style:text-properties officeooo:rsid="003b964a"/>
    </style:style>
    <style:style style:name="T35" style:family="text">
      <style:text-properties officeooo:rsid="003cfcc7"/>
    </style:style>
    <style:style style:name="T36" style:family="text">
      <style:text-properties officeooo:rsid="003dcbf3"/>
    </style:style>
    <style:style style:name="T37" style:family="text">
      <style:text-properties officeooo:rsid="003dde3b"/>
    </style:style>
    <style:style style:name="T38" style:family="text">
      <style:text-properties officeooo:rsid="003f2b27"/>
    </style:style>
    <style:style style:name="T39" style:family="text">
      <style:text-properties officeooo:rsid="0041440a"/>
    </style:style>
    <style:style style:name="T40" style:family="text">
      <style:text-properties officeooo:rsid="00424aa2"/>
    </style:style>
    <style:style style:name="T41" style:family="text">
      <style:text-properties officeooo:rsid="0048f348"/>
    </style:style>
    <style:style style:name="T42" style:family="text">
      <style:text-properties officeooo:rsid="004b1081"/>
    </style:style>
    <style:style style:name="T43" style:family="text">
      <style:text-properties officeooo:rsid="004ba7e5"/>
    </style:style>
    <style:style style:name="T44" style:family="text">
      <style:text-properties officeooo:rsid="004ec748"/>
    </style:style>
    <style:style style:name="T45" style:family="text">
      <style:text-properties officeooo:rsid="00504b63"/>
    </style:style>
    <style:style style:name="T46" style:family="text">
      <style:text-properties officeooo:rsid="005188e6"/>
    </style:style>
    <style:style style:name="T47" style:family="text">
      <style:text-properties officeooo:rsid="0054a84c"/>
    </style:style>
    <style:style style:name="T48" style:family="text">
      <style:text-properties officeooo:rsid="005795c4"/>
    </style:style>
    <style:style style:name="T49" style:family="text">
      <style:text-properties officeooo:rsid="00605008"/>
    </style:style>
    <style:style style:name="T50" style:family="text">
      <style:text-properties officeooo:rsid="00628c0a"/>
    </style:style>
    <style:style style:name="T51" style:family="text">
      <style:text-properties officeooo:rsid="0064087f"/>
    </style:style>
    <style:style style:name="T52" style:family="text">
      <style:text-properties officeooo:rsid="00655dce"/>
    </style:style>
    <style:style style:name="T53" style:family="text">
      <style:text-properties officeooo:rsid="00672076"/>
    </style:style>
    <style:style style:name="T54" style:family="text">
      <style:text-properties officeooo:rsid="006af827"/>
    </style:style>
    <style:style style:name="T55" style:family="text">
      <style:text-properties officeooo:rsid="006ceaee"/>
    </style:style>
    <style:style style:name="T56" style:family="text">
      <style:text-properties officeooo:rsid="006e92ba"/>
    </style:style>
    <style:style style:name="T57" style:family="text">
      <style:text-properties officeooo:rsid="0071caef"/>
    </style:style>
    <style:style style:name="T58" style:family="text">
      <style:text-properties officeooo:rsid="0074aad6"/>
    </style:style>
    <style:style style:name="T59" style:family="text">
      <style:text-properties officeooo:rsid="0074ecb9"/>
    </style:style>
    <style:style style:name="T60" style:family="text">
      <style:text-properties officeooo:rsid="0076def1"/>
    </style:style>
    <style:style style:name="T61" style:family="text">
      <style:text-properties officeooo:rsid="0077563b"/>
    </style:style>
    <style:style style:name="T62" style:family="text">
      <style:text-properties officeooo:rsid="00793c51"/>
    </style:style>
    <style:style style:name="T63" style:family="text">
      <style:text-properties officeooo:rsid="007e1d60"/>
    </style:style>
  </office:automatic-styles>
  <office:body>
    <office:text text:use-soft-page-breaks="true">
      <office:forms form:automatic-focus="false" form:apply-design-mode="false"/>
      <text:tracked-changes>
        <text:changed-region xml:id="ct35380656" text:id="ct35380656">
          <text:deletion>
            <office:change-info>
              <dc:creator>Unknown Author</dc:creator>
              <dc:date>2018-05-04T12:46:00</dc:date>
            </office:change-info>
            <text:p text:style-name="P1">insightful revuews.</text:p>
          </text:deletion>
        </text:changed-region>
        <text:changed-region xml:id="ct35382624" text:id="ct35382624">
          <text:insertion>
            <office:change-info>
              <dc:creator>Unknown Author</dc:creator>
              <dc:date>2018-05-04T12:46:00</dc:date>
            </office:change-info>
          </text:insertion>
        </text:changed-region>
        <text:changed-region xml:id="ct35382848" text:id="ct35382848">
          <text:deletion>
            <office:change-info>
              <dc:creator>Unknown Author</dc:creator>
              <dc:date>2018-05-04T12:47:00</dc:date>
            </office:change-info>
            <text:p text:style-name="P1">all the reviewers</text:p>
          </text:deletion>
        </text:changed-region>
        <text:changed-region xml:id="ct35384048" text:id="ct35384048">
          <text:insertion>
            <office:change-info>
              <dc:creator>Unknown Author</dc:creator>
              <dc:date>2018-05-04T12:47:00</dc:date>
            </office:change-info>
          </text:insertion>
        </text:changed-region>
        <text:changed-region xml:id="ct35385664" text:id="ct35385664">
          <text:insertion>
            <office:change-info>
              <dc:creator>Unknown Author</dc:creator>
              <dc:date>2018-05-04T12:57:00</dc:date>
            </office:change-info>
          </text:insertion>
        </text:changed-region>
        <text:changed-region xml:id="ct35387136" text:id="ct35387136">
          <text:insertion>
            <office:change-info>
              <dc:creator>Unknown Author</dc:creator>
              <dc:date>2018-05-04T12:58:00</dc:date>
            </office:change-info>
          </text:insertion>
        </text:changed-region>
        <text:changed-region xml:id="ct35386384" text:id="ct35386384">
          <text:insertion>
            <office:change-info>
              <dc:creator>Unknown Author</dc:creator>
              <dc:date>2018-05-04T12:48:00</dc:date>
            </office:change-info>
          </text:insertion>
        </text:changed-region>
        <text:changed-region xml:id="ct35377888" text:id="ct35377888">
          <text:deletion>
            <office:change-info>
              <dc:creator>Unknown Author</dc:creator>
              <dc:date>2018-05-04T12:53:00</dc:date>
            </office:change-info>
            <text:p text:style-name="P2"><text:span text:style-name="T1">Overall</text:span></text:p>
          </text:deletion>
        </text:changed-region>
        <text:changed-region xml:id="ct35380880" text:id="ct35380880">
          <text:insertion>
            <office:change-info>
              <dc:creator>Unknown Author</dc:creator>
              <dc:date>2018-05-04T12:53:00</dc:date>
            </office:change-info>
          </text:insertion>
        </text:changed-region>
        <text:changed-region xml:id="ct35384832" text:id="ct35384832">
          <text:deletion>
            <office:change-info>
              <dc:creator>Unknown Author</dc:creator>
              <dc:date>2018-05-04T12:53:00</dc:date>
            </office:change-info>
            <text:p text:style-name="P2"><text:span text:style-name="T1">, w</text:span></text:p>
          </text:deletion>
        </text:changed-region>
        <text:changed-region xml:id="ct35385936" text:id="ct35385936">
          <text:insertion>
            <office:change-info>
              <dc:creator>Unknown Author</dc:creator>
              <dc:date>2018-05-04T12:53:00</dc:date>
            </office:change-info>
          </text:insertion>
        </text:changed-region>
        <text:changed-region xml:id="ct35389056" text:id="ct35389056">
          <text:deletion>
            <office:change-info>
              <dc:creator>Unknown Author</dc:creator>
              <dc:date>2018-05-04T12:51:00</dc:date>
            </office:change-info>
            <text:p text:style-name="P2">significantly improved</text:p>
          </text:deletion>
        </text:changed-region>
        <text:changed-region xml:id="ct35381376" text:id="ct35381376">
          <text:insertion>
            <office:change-info>
              <dc:creator>Unknown Author</dc:creator>
              <dc:date>2018-05-04T12:51:00</dc:date>
            </office:change-info>
          </text:insertion>
        </text:changed-region>
        <text:changed-region xml:id="ct35381856" text:id="ct35381856">
          <text:insertion>
            <office:change-info>
              <dc:creator>Unknown Author</dc:creator>
              <dc:date>2018-05-04T12:51:00</dc:date>
            </office:change-info>
          </text:insertion>
        </text:changed-region>
        <text:changed-region xml:id="ct35379728" text:id="ct35379728">
          <text:deletion>
            <office:change-info>
              <dc:creator>Unknown Author</dc:creator>
              <dc:date>2018-05-04T12:52:00</dc:date>
            </office:change-info>
            <text:p text:style-name="P2"><text:span text:style-name="T2">have</text:span> <text:span text:style-name="T3">motivated</text:span> the problem <text:span text:style-name="T4">much</text:span></text:p>
          </text:deletion>
        </text:changed-region>
        <text:changed-region xml:id="ct35390256" text:id="ct35390256">
          <text:insertion>
            <office:change-info>
              <dc:creator>Unknown Author</dc:creator>
              <dc:date>2018-05-04T12:52:00</dc:date>
            </office:change-info>
          </text:insertion>
        </text:changed-region>
        <text:changed-region xml:id="ct35393680" text:id="ct35393680">
          <text:insertion>
            <office:change-info>
              <dc:creator>Unknown Author</dc:creator>
              <dc:date>2018-05-04T12:54:00</dc:date>
            </office:change-info>
          </text:insertion>
        </text:changed-region>
        <text:changed-region xml:id="ct35395152" text:id="ct35395152">
          <text:deletion>
            <office:change-info>
              <dc:creator>Unknown Author</dc:creator>
              <dc:date>2018-05-04T12:54:00</dc:date>
            </office:change-info>
            <text:p text:style-name="P2"><text:span text:style-name="T5"><text:s/>also</text:span></text:p>
          </text:deletion>
        </text:changed-region>
        <text:changed-region xml:id="ct35395968" text:id="ct35395968">
          <text:deletion>
            <office:change-info>
              <dc:creator>Unknown Author</dc:creator>
              <dc:date>2018-05-04T12:52:00</dc:date>
            </office:change-info>
            <text:p text:style-name="P2">the choice of </text:p>
          </text:deletion>
        </text:changed-region>
        <text:changed-region xml:id="ct35399024" text:id="ct35399024">
          <text:insertion>
            <office:change-info>
              <dc:creator>Unknown Author</dc:creator>
              <dc:date>2018-05-04T12:52:00</dc:date>
            </office:change-info>
          </text:insertion>
        </text:changed-region>
        <text:changed-region xml:id="ct35400416" text:id="ct35400416">
          <text:deletion>
            <office:change-info>
              <dc:creator>Unknown Author</dc:creator>
              <dc:date>2018-05-04T12:52:00</dc:date>
            </office:change-info>
            <text:p text:style-name="P2"><text:s/><text:span text:style-name="T6">and</text:span></text:p>
          </text:deletion>
        </text:changed-region>
        <text:changed-region xml:id="ct35401584" text:id="ct35401584">
          <text:insertion>
            <office:change-info>
              <dc:creator>Unknown Author</dc:creator>
              <dc:date>2018-05-04T12:52:00</dc:date>
            </office:change-info>
          </text:insertion>
        </text:changed-region>
        <text:changed-region xml:id="ct35392096" text:id="ct35392096">
          <text:deletion>
            <office:change-info>
              <dc:creator>Unknown Author</dc:creator>
              <dc:date>2018-05-04T12:55:00</dc:date>
            </office:change-info>
            <text:p text:style-name="P2"><text:span text:style-name="T6">included a comparison</text:span></text:p>
          </text:deletion>
        </text:changed-region>
        <text:changed-region xml:id="ct35405024" text:id="ct35405024">
          <text:insertion>
            <office:change-info>
              <dc:creator>Unknown Author</dc:creator>
              <dc:date>2018-05-04T12:55:00</dc:date>
            </office:change-info>
          </text:insertion>
        </text:changed-region>
        <text:changed-region xml:id="ct35406304" text:id="ct35406304">
          <text:deletion>
            <office:change-info>
              <dc:creator>Unknown Author</dc:creator>
              <dc:date>2018-05-04T12:55:00</dc:date>
            </office:change-info>
            <text:p text:style-name="P2"><text:span text:style-name="T6">of</text:span></text:p>
          </text:deletion>
        </text:changed-region>
        <text:changed-region xml:id="ct35406992" text:id="ct35406992">
          <text:deletion>
            <office:change-info>
              <dc:creator>Unknown Author</dc:creator>
              <dc:date>2018-05-04T12:53:00</dc:date>
            </office:change-info>
            <text:p text:style-name="P2"><text:span text:style-name="T6">and</text:span></text:p>
          </text:deletion>
        </text:changed-region>
        <text:changed-region xml:id="ct35408992" text:id="ct35408992">
          <text:insertion>
            <office:change-info>
              <dc:creator>Unknown Author</dc:creator>
              <dc:date>2018-05-04T12:53:00</dc:date>
            </office:change-info>
          </text:insertion>
        </text:changed-region>
        <text:changed-region xml:id="ct35411472" text:id="ct35411472">
          <text:insertion>
            <office:change-info>
              <dc:creator>Unknown Author</dc:creator>
              <dc:date>2018-05-04T12:54:00</dc:date>
            </office:change-info>
          </text:insertion>
        </text:changed-region>
        <text:changed-region xml:id="ct35411728" text:id="ct35411728">
          <text:insertion>
            <office:change-info>
              <dc:creator>Unknown Author</dc:creator>
              <dc:date>2018-05-04T12:56:00</dc:date>
            </office:change-info>
          </text:insertion>
        </text:changed-region>
        <text:changed-region xml:id="ct35412976" text:id="ct35412976">
          <text:insertion>
            <office:change-info>
              <dc:creator>Unknown Author</dc:creator>
              <dc:date>2018-05-04T12:57:00</dc:date>
            </office:change-info>
          </text:insertion>
        </text:changed-region>
        <text:changed-region xml:id="ct35413584" text:id="ct35413584">
          <text:deletion>
            <office:change-info>
              <dc:creator>Unknown Author</dc:creator>
              <dc:date>2018-05-04T12:57:00</dc:date>
            </office:change-info>
            <text:p text:style-name="P2"><text:s/>results from the <text:span text:style-name="T7">user survey</text:span></text:p>
          </text:deletion>
        </text:changed-region>
        <text:changed-region xml:id="ct35413392" text:id="ct35413392">
          <text:deletion>
            <office:change-info>
              <dc:creator>Unknown Author</dc:creator>
              <dc:date>2018-05-04T12:56:00</dc:date>
            </office:change-info>
            <text:p text:style-name="P2">presented</text:p>
          </text:deletion>
        </text:changed-region>
        <text:changed-region xml:id="ct35413168" text:id="ct35413168">
          <text:deletion>
            <office:change-info>
              <dc:creator>Unknown Author</dc:creator>
              <dc:date>2018-05-04T12:55:00</dc:date>
            </office:change-info>
            <text:p text:style-name="P2">also </text:p>
          </text:deletion>
        </text:changed-region>
        <text:changed-region xml:id="ct35413776" text:id="ct35413776">
          <text:deletion>
            <office:change-info>
              <dc:creator>Unknown Author</dc:creator>
              <dc:date>2018-05-04T12:57:00</dc:date>
            </office:change-info>
            <text:p text:style-name="P2"><text:span text:style-name="T7">the</text:span></text:p>
          </text:deletion>
        </text:changed-region>
        <text:changed-region xml:id="ct35415520" text:id="ct35415520">
          <text:insertion>
            <office:change-info>
              <dc:creator>Unknown Author</dc:creator>
              <dc:date>2018-05-04T12:57:00</dc:date>
            </office:change-info>
          </text:insertion>
        </text:changed-region>
        <text:changed-region xml:id="ct35418000" text:id="ct35418000">
          <text:insertion>
            <office:change-info>
              <dc:creator>Unknown Author</dc:creator>
              <dc:date>2018-05-04T13:00:00</dc:date>
            </office:change-info>
          </text:insertion>
        </text:changed-region>
        <text:changed-region xml:id="ct35419728" text:id="ct35419728">
          <text:insertion>
            <office:change-info>
              <dc:creator>Unknown Author</dc:creator>
              <dc:date>2018-05-04T13:02:00</dc:date>
            </office:change-info>
          </text:insertion>
        </text:changed-region>
        <text:changed-region xml:id="ct35421488" text:id="ct35421488">
          <text:insertion>
            <office:change-info>
              <dc:creator>Unknown Author</dc:creator>
              <dc:date>2018-05-04T13:01:00</dc:date>
            </office:change-info>
          </text:insertion>
        </text:changed-region>
        <text:changed-region xml:id="ct35423232" text:id="ct35423232">
          <text:insertion>
            <office:change-info>
              <dc:creator>Unknown Author</dc:creator>
              <dc:date>2018-05-04T13:02:00</dc:date>
            </office:change-info>
          </text:insertion>
        </text:changed-region>
        <text:changed-region xml:id="ct35422256" text:id="ct35422256">
          <text:insertion>
            <office:change-info>
              <dc:creator>Unknown Author</dc:creator>
              <dc:date>2018-05-04T13:03:00</dc:date>
            </office:change-info>
          </text:insertion>
        </text:changed-region>
        <text:changed-region xml:id="ct35415712" text:id="ct35415712">
          <text:insertion>
            <office:change-info>
              <dc:creator>Unknown Author</dc:creator>
              <dc:date>2018-05-04T13:04:00</dc:date>
            </office:change-info>
          </text:insertion>
        </text:changed-region>
        <text:changed-region xml:id="ct35186432" text:id="ct35186432">
          <text:insertion>
            <office:change-info>
              <dc:creator>Unknown Author</dc:creator>
              <dc:date>2018-05-04T13:05:00</dc:date>
            </office:change-info>
          </text:insertion>
        </text:changed-region>
        <text:changed-region xml:id="ct35364912" text:id="ct35364912">
          <text:deletion>
            <office:change-info>
              <dc:creator>Unknown Author</dc:creator>
              <dc:date>2018-05-04T13:06:00</dc:date>
            </office:change-info>
            <text:p text:style-name="P3">We have significantly improved the clarity of writing <text:span text:style-name="T8">and have motivated </text:span>the problem <text:span text:style-name="T9">much more clearly.</text:span></text:p>
          </text:deletion>
        </text:changed-region>
        <text:changed-region xml:id="ct35074768" text:id="ct35074768">
          <text:insertion>
            <office:change-info>
              <dc:creator>Unknown Author</dc:creator>
              <dc:date>2018-05-04T13:06:00</dc:date>
            </office:change-info>
          </text:insertion>
        </text:changed-region>
        <text:changed-region xml:id="ct35186800" text:id="ct35186800">
          <text:insertion>
            <office:change-info>
              <dc:creator>Unknown Author</dc:creator>
              <dc:date>2018-05-04T13:06:00</dc:date>
            </office:change-info>
          </text:insertion>
        </text:changed-region>
        <text:changed-region xml:id="ct35141984" text:id="ct35141984">
          <text:insertion>
            <office:change-info>
              <dc:creator>Unknown Author</dc:creator>
              <dc:date>2018-05-04T13:07:00</dc:date>
            </office:change-info>
          </text:insertion>
        </text:changed-region>
        <text:changed-region xml:id="ct35148976" text:id="ct35148976">
          <text:insertion>
            <office:change-info>
              <dc:creator>Unknown Author</dc:creator>
              <dc:date>2018-05-04T13:08:00</dc:date>
            </office:change-info>
          </text:insertion>
        </text:changed-region>
        <text:changed-region xml:id="ct35175040" text:id="ct35175040">
          <text:deletion>
            <office:change-info>
              <dc:creator>Unknown Author</dc:creator>
              <dc:date>2018-05-04T13:08:00</dc:date>
            </office:change-info>
            <text:p text:style-name="P4">We have provided some comparison <text:span text:style-name="T8">of the </text:span></text:p>
          </text:deletion>
        </text:changed-region>
        <text:changed-region xml:id="ct35178096" text:id="ct35178096">
          <text:deletion>
            <office:change-info>
              <dc:creator>Unknown Author</dc:creator>
              <dc:date>2018-05-04T13:09:00</dc:date>
            </office:change-info>
            <text:p text:style-name="P4"><text:span text:style-name="T8">. We compare the two approaches in a dummy context in which there are three goals and the user teleoperates the robot to reach for the goals one after the other.. </text:span></text:p>
          </text:deletion>
        </text:changed-region>
        <text:changed-region xml:id="ct35386128" text:id="ct35386128">
          <text:deletion>
            <office:change-info>
              <dc:creator>Unknown Author</dc:creator>
              <dc:date>2018-05-04T13:08:00</dc:date>
            </office:change-info>
            <text:p text:style-name="P4"><text:span text:style-name="T8"><text:s/>Bayesian inference approach used widely in shared autonomy</text:span></text:p>
          </text:deletion>
        </text:changed-region>
        <text:changed-region xml:id="ct35389280" text:id="ct35389280">
          <text:deletion>
            <office:change-info>
              <dc:creator>Unknown Author</dc:creator>
              <dc:date>2018-05-04T13:06:00</dc:date>
            </office:change-info>
            <text:p text:style-name="P4"><text:span text:style-name="T8">standard</text:span></text:p>
          </text:deletion>
        </text:changed-region>
        <text:changed-region xml:id="ct35179392" text:id="ct35179392">
          <text:deletion>
            <office:change-info>
              <dc:creator>Unknown Author</dc:creator>
              <dc:date>2018-05-04T13:08:00</dc:date>
            </office:change-info>
            <text:p text:style-name="P4"><text:span text:style-name="T8"><text:s/>and a </text:span></text:p>
          </text:deletion>
        </text:changed-region>
        <text:changed-region xml:id="ct35387328" text:id="ct35387328">
          <text:insertion>
            <office:change-info>
              <dc:creator>Unknown Author</dc:creator>
              <dc:date>2018-05-04T13:09:00</dc:date>
            </office:change-info>
          </text:insertion>
        </text:changed-region>
        <text:changed-region xml:id="ct35180992" text:id="ct35180992">
          <text:insertion>
            <office:change-info>
              <dc:creator>Unknown Author</dc:creator>
              <dc:date>2018-05-04T13:10:00</dc:date>
            </office:change-info>
          </text:insertion>
        </text:changed-region>
        <text:changed-region xml:id="ct35197760" text:id="ct35197760">
          <text:insertion>
            <office:change-info>
              <dc:creator>Unknown Author</dc:creator>
              <dc:date>2018-05-04T13:16:00</dc:date>
            </office:change-info>
          </text:insertion>
        </text:changed-region>
        <text:changed-region xml:id="ct35387856" text:id="ct35387856">
          <text:insertion>
            <office:change-info>
              <dc:creator>Unknown Author</dc:creator>
              <dc:date>2018-05-04T13:19:00</dc:date>
            </office:change-info>
          </text:insertion>
        </text:changed-region>
        <text:changed-region xml:id="ct35425056" text:id="ct35425056">
          <text:insertion>
            <office:change-info>
              <dc:creator>Unknown Author</dc:creator>
              <dc:date>2018-05-04T13:11:00</dc:date>
            </office:change-info>
          </text:insertion>
        </text:changed-region>
        <text:changed-region xml:id="ct29120560" text:id="ct29120560">
          <text:insertion>
            <office:change-info>
              <dc:creator>Unknown Author</dc:creator>
              <dc:date>2018-05-04T13:12:00</dc:date>
            </office:change-info>
          </text:insertion>
        </text:changed-region>
        <text:changed-region xml:id="ct35381568" text:id="ct35381568">
          <text:insertion>
            <office:change-info>
              <dc:creator>Unknown Author</dc:creator>
              <dc:date>2018-05-04T13:13:00</dc:date>
            </office:change-info>
          </text:insertion>
        </text:changed-region>
        <text:changed-region xml:id="ct35167568" text:id="ct35167568">
          <text:insertion>
            <office:change-info>
              <dc:creator>Unknown Author</dc:creator>
              <dc:date>2018-05-04T13:20:00</dc:date>
            </office:change-info>
          </text:insertion>
        </text:changed-region>
        <text:changed-region xml:id="ct29127200" text:id="ct29127200">
          <text:insertion>
            <office:change-info>
              <dc:creator>Unknown Author</dc:creator>
              <dc:date>2018-05-04T13:21:00</dc:date>
            </office:change-info>
          </text:insertion>
        </text:changed-region>
        <text:changed-region xml:id="ct29127392" text:id="ct29127392">
          <text:deletion>
            <office:change-info>
              <dc:creator>Unknown Author</dc:creator>
              <dc:date>2018-05-04T13:22:00</dc:date>
            </office:change-info>
            <text:p text:style-name="P5">The <text:span text:style-name="T10">core </text:span>idea behind the present paper is to</text:p>
          </text:deletion>
        </text:changed-region>
        <text:changed-region xml:id="ct35379280" text:id="ct35379280">
          <text:insertion>
            <office:change-info>
              <dc:creator>Unknown Author</dc:creator>
              <dc:date>2018-05-04T13:23:00</dc:date>
            </office:change-info>
          </text:insertion>
        </text:changed-region>
        <text:changed-region xml:id="ct35385136" text:id="ct35385136">
          <text:insertion>
            <office:change-info>
              <dc:creator>Unknown Author</dc:creator>
              <dc:date>2018-05-04T13:29:00</dc:date>
            </office:change-info>
          </text:insertion>
        </text:changed-region>
        <text:changed-region xml:id="ct35385328" text:id="ct35385328">
          <text:deletion>
            <office:change-info>
              <dc:creator>Unknown Author</dc:creator>
              <dc:date>2018-05-04T13:28:00</dc:date>
            </office:change-info>
            <text:p text:style-name="P5"><text:s/></text:p>
          </text:deletion>
        </text:changed-region>
        <text:changed-region xml:id="ct35395376" text:id="ct35395376">
          <text:insertion>
            <office:change-info>
              <dc:creator>Unknown Author</dc:creator>
              <dc:date>2018-05-04T13:23:00</dc:date>
            </office:change-info>
          </text:insertion>
        </text:changed-region>
        <text:changed-region xml:id="ct35395568" text:id="ct35395568">
          <text:deletion>
            <office:change-info>
              <dc:creator>Unknown Author</dc:creator>
              <dc:date>2018-05-04T13:23:00</dc:date>
            </office:change-info>
            <text:p text:style-name="P5"><text:span text:style-name="T11">e</text:span></text:p>
          </text:deletion>
        </text:changed-region>
        <text:changed-region xml:id="ct35401776" text:id="ct35401776">
          <text:deletion>
            <office:change-info>
              <dc:creator>Unknown Author</dc:creator>
              <dc:date>2018-05-04T13:29:00</dc:date>
            </office:change-info>
            <text:p text:style-name="P5"><text:span text:style-name="T8">We acknowledge that i</text:span>nformation theoretic</text:p>
          </text:deletion>
        </text:changed-region>
        <text:changed-region xml:id="ct35384240" text:id="ct35384240">
          <text:deletion>
            <office:change-info>
              <dc:creator>Unknown Author</dc:creator>
              <dc:date>2018-05-04T13:29:00</dc:date>
            </office:change-info>
            <text:p text:style-name="P5">notion of entropy can be used for the same purpose.</text:p>
          </text:deletion>
        </text:changed-region>
        <text:changed-region xml:id="ct35384592" text:id="ct35384592">
          <text:deletion>
            <office:change-info>
              <dc:creator>Unknown Author</dc:creator>
              <dc:date>2018-05-04T13:30:00</dc:date>
            </office:change-info>
            <text:p text:style-name="P5"><text:span text:style-name="T12">,</text:span></text:p>
          </text:deletion>
        </text:changed-region>
        <text:changed-region xml:id="ct35402000" text:id="ct35402000">
          <text:deletion>
            <office:change-info>
              <dc:creator>Unknown Author</dc:creator>
              <dc:date>2018-05-04T13:29:00</dc:date>
            </office:change-info>
            <text:p text:style-name="P5"><text:span text:style-name="T12">However</text:span></text:p>
          </text:deletion>
        </text:changed-region>
        <text:changed-region xml:id="ct35411920" text:id="ct35411920">
          <text:insertion>
            <office:change-info>
              <dc:creator>Unknown Author</dc:creator>
              <dc:date>2018-05-04T13:30:00</dc:date>
            </office:change-info>
          </text:insertion>
        </text:changed-region>
        <text:changed-region xml:id="ct35399216" text:id="ct35399216">
          <text:insertion>
            <office:change-info>
              <dc:creator>Unknown Author</dc:creator>
              <dc:date>2018-05-04T13:30:00</dc:date>
            </office:change-info>
          </text:insertion>
        </text:changed-region>
        <text:changed-region xml:id="ct35167760" text:id="ct35167760">
          <text:insertion>
            <office:change-info>
              <dc:creator>Unknown Author</dc:creator>
              <dc:date>2018-05-04T13:32:00</dc:date>
            </office:change-info>
          </text:insertion>
        </text:changed-region>
        <text:changed-region xml:id="ct35396896" text:id="ct35396896">
          <text:deletion>
            <office:change-info>
              <dc:creator>Unknown Author</dc:creator>
              <dc:date>2018-05-04T13:32:00</dc:date>
            </office:change-info>
            <text:p text:style-name="P3">We have tried to provide</text:p>
          </text:deletion>
        </text:changed-region>
        <text:changed-region xml:id="ct35189152" text:id="ct35189152">
          <text:insertion>
            <office:change-info>
              <dc:creator>Unknown Author</dc:creator>
              <dc:date>2018-05-04T13:32:00</dc:date>
            </office:change-info>
          </text:insertion>
        </text:changed-region>
        <text:changed-region xml:id="ct35379472" text:id="ct35379472">
          <text:deletion>
            <office:change-info>
              <dc:creator>Unknown Author</dc:creator>
              <dc:date>2018-05-04T13:32:00</dc:date>
            </office:change-info>
            <text:p text:style-name="P3">the</text:p>
          </text:deletion>
        </text:changed-region>
        <text:changed-region xml:id="ct35201040" text:id="ct35201040">
          <text:deletion>
            <office:change-info>
              <dc:creator>Unknown Author</dc:creator>
              <dc:date>2018-05-04T13:32:00</dc:date>
            </office:change-info>
            <text:p text:style-name="P3"><text:s/>in this revised version</text:p>
          </text:deletion>
        </text:changed-region>
        <text:changed-region xml:id="ct35171520" text:id="ct35171520">
          <text:insertion>
            <office:change-info>
              <dc:creator>Unknown Author</dc:creator>
              <dc:date>2018-05-04T13: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Response to Reviewers – Paper Submission (AURO-D-17-00250)</text:p>
      <text:p text:style-name="P34">Title: Disambiguation of Human Intent Through Control Space Selection</text:p>
      <text:p text:style-name="P35"/>
      <text:p text:style-name="P37"/>
      <text:p text:style-name="P1">We sincerely thank all the reviewers for taking the time to provide us with useful feedback and <text:change text:change-id="ct35380656"/><text:change-start text:change-id="ct35382624"/><text:span text:style-name="T51">insight</text:span><text:change-end text:change-id="ct35382624"/>. We will be responding to all the major concerns raised by <text:change text:change-id="ct35382848"/><text:change-start text:change-id="ct35384048"/><text:span text:style-name="T51">each reviewer</text:span><text:change-end text:change-id="ct35384048"/> separately and will discuss the relevant changes that have been incorporated in the revised version of the document.<text:change-start text:change-id="ct35385664"/> <text:span text:style-name="T53">All minor </text:span><text:change-end text:change-id="ct35385664"/><text:change-start text:change-id="ct35387136"/><text:span text:style-name="T53">comments (e.g. grammar typos) have been incorporated into the text.</text:span><text:change-end text:change-id="ct35387136"/> <text:change-start text:change-id="ct35386384"/><text:span text:style-name="T51">Please also find attached to this letter a version of the article with all changes marked in blue.</text:span><text:change-end text:change-id="ct35386384"/></text:p>
      <text:p text:style-name="P2"/>
      <text:p text:style-name="P2"><text:change text:change-id="ct35377888"/><text:change-start text:change-id="ct35380880"/><text:span text:style-name="T1">The summary of our major changes are as follows. (1)</text:span><text:change-end text:change-id="ct35380880"/><text:change text:change-id="ct35384832"/><text:change-start text:change-id="ct35385936"/><text:span text:style-name="T1">W</text:span><text:change-end text:change-id="ct35385936"/>e have <text:change text:change-id="ct35389056"/><text:change-start text:change-id="ct35381376"/><text:span text:style-name="T5">made significant changes to the text that aim to improve</text:span><text:change-end text:change-id="ct35381376"/> the clarity and rigor of our writing<text:change-start text:change-id="ct35381856"/>,<text:change-end text:change-id="ct35381856"/> <text:span text:style-name="T2">and </text:span><text:change text:change-id="ct35379728"/><text:change-start text:change-id="ct35390256"/><text:span text:style-name="T2">to motivate the problem</text:span><text:change-end text:change-id="ct35390256"/><text:span text:style-name="T2"> more</text:span> clear<text:span text:style-name="T4">ly</text:span>. <text:change-start text:change-id="ct35393680"/><text:span text:style-name="T5">(2) </text:span><text:change-end text:change-id="ct35393680"/><text:span text:style-name="T5">We have</text:span><text:change text:change-id="ct35395152"/> <text:span text:style-name="T4">clarified</text:span> the intuition behind <text:change text:change-id="ct35395968"/>our <text:span text:style-name="T32">approach and</text:span><text:change-start text:change-id="ct35399024"/><text:span text:style-name="T32"> choice of</text:span><text:change-end text:change-id="ct35399024"/><text:span text:style-name="T32"> disambiguation </text:span>metric<text:change text:change-id="ct35400416"/><text:change-start text:change-id="ct35401584"/><text:span text:style-name="T6">. (3) We</text:span><text:change-end text:change-id="ct35401584"/><text:span text:style-name="T6"> have </text:span><text:change text:change-id="ct35392096"/><text:change-start text:change-id="ct35405024"/><text:span text:style-name="T6">presented new results, that compare</text:span><text:change-end text:change-id="ct35405024"/><text:span text:style-name="T6"> </text:span><text:change text:change-id="ct35406304"/><text:span text:style-name="T6"><text:s/>our dynamic field theory based intent inference approach </text:span><text:change text:change-id="ct35406992"/><text:change-start text:change-id="ct35408992"/><text:span text:style-name="T6">to</text:span><text:change-end text:change-id="ct35408992"/><text:span text:style-name="T6"> a Bayesian inference approach used widely in shared autonomy settings.</text:span> <text:change-start text:change-id="ct35411472"/><text:span text:style-name="T5">(4) </text:span><text:change-end text:change-id="ct35411472"/>We have <text:change-start text:change-id="ct35411728"/><text:span text:style-name="T52">included previously omitted survey results from our subject study</text:span><text:change-end text:change-id="ct35411728"/><text:change-start text:change-id="ct35412976"/><text:span text:style-name="T52">, </text:span><text:change-end text:change-id="ct35412976"/><text:change text:change-id="ct35413584"/><text:change text:change-id="ct35413392"/><text:change text:change-id="ct35413168"/><text:span text:style-name="T52"><text:s/>highlighting users' perception of </text:span><text:change text:change-id="ct35413776"/><text:change-start text:change-id="ct35415520"/><text:span text:style-name="T52">our</text:span><text:change-end text:change-id="ct35415520"/><text:span text:style-name="T52"> disambiguation system. </text:span><text:change-start text:change-id="ct35418000"/><text:span text:style-name="T52">We believe these changes to have significantly improved the quality of the paper</text:span><text:change-end text:change-id="ct35418000"/><text:change-start text:change-id="ct35419728"/><text:span text:style-name="T52">. We again thank the reviewers,</text:span><text:change-end text:change-id="ct35419728"/><text:change-start text:change-id="ct35421488"/><text:span text:style-name="T52"> and look forward to </text:span><text:change-end text:change-id="ct35421488"/><text:change-start text:change-id="ct35423232"/><text:span text:style-name="T52">their feedback.</text:span><text:change-end text:change-id="ct35423232"/></text:p>
      <text:p text:style-name="P8"/>
      <text:p text:style-name="P36"><text:span text:style-name="T40">Response to </text:span>Guest Editor:</text:p>
      <text:p text:style-name="P49"/>
      <text:p text:style-name="P38">(1) Improve clarity and rigor</text:p>
      <text:p text:style-name="P38"/>
      <text:p text:style-name="P3"><text:change-start text:change-id="ct35422256"/><text:span text:style-name="T54">Throughout the text, we </text:span><text:change-end text:change-id="ct35422256"/><text:change-start text:change-id="ct35415712"/><text:span text:style-name="T54">have made significant changes with the aim of addressing clarity, rigor and motivation. (To help spot these changes, all modifications to the text are marked </text:span><text:change-end text:change-id="ct35415712"/><text:change-start text:change-id="ct35186432"/><text:span text:style-name="T54">in the version of the article attached to this letter.) </text:span><text:change-end text:change-id="ct35186432"/><text:change text:change-id="ct35364912"/><text:span text:style-name="T54"><text:s/></text:span>We have also provided more explanation as to the intuition behind our approach, thereby addressing some of the concerns raised by Reviewer<text:change-start text:change-id="ct35074768"/><text:span text:style-name="T55">s</text:span><text:change-end text:change-id="ct35074768"/> #1 and #3 <text:span text:style-name="T49">(Section 3.1). </text:span></text:p>
      <text:p text:style-name="P3"/>
      <text:p text:style-name="P38">(2) Baseline comparison</text:p>
      <text:p text:style-name="P38"/>
      <text:p text:style-name="P4"><text:change-start text:change-id="ct35186800"/><text:span text:style-name="T55">In this version of the article, we have im</text:span><text:change-end text:change-id="ct35186800"/><text:change-start text:change-id="ct35141984"/><text:span text:style-name="T55">plemented a Bayesian inference approach often used in the shared autonomy literature, and provide a qualitative comparison </text:span><text:change-end text:change-id="ct35141984"/><text:change-start text:change-id="ct35148976"/><text:span text:style-name="T55">to our </text:span><text:change-end text:change-id="ct35148976"/><text:change text:change-id="ct35175040"/><text:span text:style-name="T55">dynamic field theory based intent inference approach</text:span><text:change text:change-id="ct35178096"/><text:change text:change-id="ct35386128"/><text:change text:change-id="ct35389280"/><text:change text:change-id="ct35179392"/><text:change-start text:change-id="ct35387328"/><text:span text:style-name="T55">We provide intuition on under what conditions the approaches perform similarly and differently, and provide data on an illustrative </text:span><text:change-end text:change-id="ct35387328"/><text:change-start text:change-id="ct35180992"/><text:span text:style-name="T55">example.</text:span><text:change-end text:change-id="ct35180992"/></text:p>
      <text:p text:style-name="P4"/>
      <text:p text:style-name="P5"><text:change-start text:change-id="ct35197760"/><text:span text:style-name="T56">Regarding </text:span><text:change-end text:change-id="ct35197760"/><text:change-start text:change-id="ct35387856"/><text:span text:style-name="T56">information gain, w</text:span><text:change-end text:change-id="ct35387856"/><text:change-start text:change-id="ct35425056"/><text:span text:style-name="T56">e agree that an </text:span><text:change-end text:change-id="ct35425056"/><text:change-start text:change-id="ct29120560"/><text:span text:style-name="T56">information theoretic notion of entropy could also be used to solve the disambiguation problem---and towards this end, we have added text to this revision on the topic of information theory.</text:span><text:change-end text:change-id="ct29120560"/><text:change-start text:change-id="ct35381568"/><text:span text:style-name="T56"> </text:span><text:change-end text:change-id="ct35381568"/><text:change-start text:change-id="ct35167568"/><text:span text:style-name="T56">In this article we introduce the idea of</text:span><text:change-end text:change-id="ct35167568"/><text:change-start text:change-id="ct29127200"/><text:span text:style-name="T56"> control subspace selection for the purpose of intent disambiguation. As a first exploration of this idea,</text:span><text:change-end text:change-id="ct29127200"/><text:change text:change-id="ct29127392"/><text:change-start text:change-id="ct35379280"/> <text:span text:style-name="T11">we took the approach of</text:span><text:change-end text:change-id="ct35379280"/><text:change-start text:change-id="ct35385136"/><text:span text:style-name="T11"> </text:span><text:change-end text:change-id="ct35385136"/><text:change text:change-id="ct35385328"/><text:span text:style-name="T11">investigat</text:span><text:change-start text:change-id="ct35395376"/><text:span text:style-name="T11">ing</text:span><text:change-end text:change-id="ct35395376"/><text:change text:change-id="ct35395568"/><text:span text:style-name="T11"> </text:span>what features of <text:span text:style-name="T8">shape of </text:span>the probability distribution over goals can be most beneficial for intent disambiguation purposes. <text:change text:change-id="ct35401776"/><text:s/><text:change text:change-id="ct35384240"/><text:s/><text:change text:change-id="ct35384592"/><text:change text:change-id="ct35402000"/><text:span text:style-name="T12"><text:s/></text:span><text:change-start text:change-id="ct35411920"/><text:span text:style-name="T12">We note that </text:span><text:change-end text:change-id="ct35411920"/><text:span text:style-name="T12">a change in entropy of a distribution is typically accompanied by a change in the contour/shape of the distribution.</text:span> <text:span text:style-name="T12">Therefore, </text:span>by designing a <text:span text:style-name="T33">disambiguation </text:span>heuristic such as the one presen<text:soft-page-break/>ted in this paper, we get to h<text:span text:style-name="T33">ave</text:span> a closer look at <text:span text:style-name="T12">which low-level features</text:span> of the distribution contribute the most to the intent disambiguation. <text:span text:style-name="T41">Using information theoretic ideas would be </text:span><text:change-start text:change-id="ct35399216"/><text:span text:style-name="T41">the </text:span><text:change-end text:change-id="ct35399216"/><text:span text:style-name="T41">next step in our work. </text:span></text:p>
      <text:p text:style-name="P3"/>
      <text:p text:style-name="P38">(3) Intuition and clarity</text:p>
      <text:p text:style-name="P3"/>
      <text:p text:style-name="P3"><text:change-start text:change-id="ct35167760"/><text:span text:style-name="T57">We have added and revised text with the aim of providing</text:span><text:change-end text:change-id="ct35167760"/><text:change text:change-id="ct35396896"/> more intuition for <text:change-start text:change-id="ct35189152"/><text:span text:style-name="T57">out</text:span><text:change-end text:change-id="ct35189152"/><text:change text:change-id="ct35379472"/> choice of metrics and approach<text:change text:change-id="ct35201040"/>.<text:change-start text:change-id="ct35171520"/> <text:span text:style-name="T57">(Again, this text is marked in blue in the attached document.)</text:span><text:change-end text:change-id="ct35171520"/> </text:p>
      <text:p text:style-name="P3"/>
      <text:p text:style-name="P39">(4) <text:span text:style-name="T25">Present a discussion addressing Reviewer #2's concerns regarding the experimental validation.</text:span></text:p>
      <text:p text:style-name="P12"/>
      <text:p text:style-name="P13">We have presented clarifications for Reviewer #2's concerns regarding the experimental validations, <text:span text:style-name="T58">especially with respect to baseline comparison of our intent inference approach to Bayesian schemes. We have also included survey results that support some of our claims regarding how the disambiguation system helped in easier task execution. </text:span></text:p>
      <text:p text:style-name="P13"/>
      <text:p text:style-name="P14">Reviewer #1</text:p>
      <text:p text:style-name="P14"/>
      <text:p text:style-name="P15">a. Further analysis is required, however, for the paper to be easily reproducible and have strong impact.</text:p>
      <text:p text:style-name="P15"/>
      <text:p text:style-name="P15"><text:span text:style-name="T58">In the current version of the paper, we have supplemented our analysis by including previously omitted user survey results, which indicate that the users generally found task execution to be easier when controlling the robot in the disambiguating control modes that the algorithm selected. </text:span>In the revised version, we also supplement our analysis <text:span text:style-name="T58">of the efficacy of the intent inference algorithm </text:span>by presenting some baseline comparisons <text:span text:style-name="T58">to</text:span> <text:span text:style-name="T58">a </text:span>standard <text:span text:style-name="T58">Bayesian approach found used commonly in shared-control domain</text:span>. <text:s/></text:p>
      <text:p text:style-name="P15"/>
      <text:p text:style-name="P40">b. <text:span text:style-name="T26">Detailed analysis for intent inference</text:span></text:p>
      <text:p text:style-name="P40"/>
      <text:p text:style-name="P30">In this revised version, we have included a baseline comparison of our dynamic field theory based intent inference approach <text:span text:style-name="T59">to a standard</text:span> Bayesian inference scheme (Dragan et al., 2013) widely used in the shared autonomy literature. </text:p>
      <text:p text:style-name="P29">The comparison presented in the paper assumes a dummy setting in which there are <text:span text:style-name="T59">three</text:span> discrete goals and the user teleoperates <text:span text:style-name="T59">and moves the robot to each one of the objects sequentially. From our simulation results i</text:span>t can be seen that our approach is able to track the switch in <text:span text:style-name="T42">user </text:span>intention quite successful<text:span text:style-name="T42">ly</text:span> and demonstrates comparable performance to that of the Bayesian scheme. </text:p>
      <text:p text:style-name="P16"/>
      <text:p text:style-name="P41">c. User perception of disambiguation system.</text:p>
      <text:p text:style-name="P16">We have <text:span text:style-name="T43">included </text:span>the results <text:span text:style-name="T34">from a user survey from our subject study highlighting users' perception of our disambiguation system.</text:span> Subjects were asked to fill out a questionnaire after each task in which they evaluate<text:span text:style-name="T35">d</text:span> the system <text:span text:style-name="T35">and </text:span>report<text:span text:style-name="T35">ed</text:span> how <text:span text:style-name="T36">much they liked to</text:span> <text:span text:style-name="T36">operate the robot in the control modes selected by the algorithm</text:span>. </text:p>
      <text:p text:style-name="P16"/>
      <text:p text:style-name="P42">d. The paper states that "a higher value [of the mode of the probability distribution] implies that the robot has a good idea," however this is not always true.</text:p>
      <text:p text:style-name="P17"/>
      <text:p text:style-name="P17"><text:soft-page-break/>We <text:span text:style-name="T37">believe that there has been a misinterpretation of the statement. W</text:span>e never claim that having a higher mode will result in better <text:span text:style-name="T28">disambiguation</text:span>, <text:span text:style-name="T37">rather a higher probability indicates a higher confidence that the robot has in its prediction.</text:span> It is precisely because of the reasons mentioned by the reviewer that we <text:span text:style-name="T60">consider</text:span> other features (the remaining 3 components/<text:span text:style-name="T37">features</text:span>) of the probability distribution as well, to determine which control mode has higher <text:span text:style-name="T28">disambiguation </text:span><text:span text:style-name="T44">capabilities</text:span>. <text:span text:style-name="T60">In the current version of the text we have clarified the intuition behind the choice of the different features that inform the disambiguation metric. </text:span></text:p>
      <text:p text:style-name="P17"/>
      <text:p text:style-name="P17">In short, a single <text:span text:style-name="T37">feature</text:span> by itself is <text:span text:style-name="T37">unlikely </text:span>to disambiguate <text:span text:style-name="T37">the goals </text:span>properly. But by considering multiple features in a combined fashion, it adds to the disambiguation power. </text:p>
      <text:p text:style-name="P17"/>
      <text:p text:style-name="P42">e. In Fig. 3..., One way to improve it might be to visualize only one goal and illustrate the change of confidence for one goal.</text:p>
      <text:p text:style-name="P42"/>
      <text:p text:style-name="P17"><text:span text:style-name="T61">D</text:span>isambiguation is more relevant when there are multiple goals (or else there is nothing to disambiguate for). <text:span text:style-name="T61">Therefore, in the present version of the document we have decided to retain the three goals. The shaded bars indicate how the probabilities vary for robot motion along each dimension. For this illustration we use a simple directedness based heuristic to determine the probabilities. </text:span></text:p>
      <text:p text:style-name="P17"/>
      <text:p text:style-name="P43">f. Fig. 4 is not clear; why is best control dimension x in the right column? I suggest simplifying it using only two goals. Also, how are the C1 and C2 specified? It appears that some information was omitted from the RSS version of this work.</text:p>
      <text:p text:style-name="P43"/>
      <text:p text:style-name="P18"><text:span text:style-name="T61">With 2 goals, the disambiguation problem in many cases becomes trivial. By choosing to have 4 goals, we wanted to illustrate how the disambiguation algorithm is able to select control dimensions that will still be useful. </text:span>As <text:span text:style-name="T61">mentioned in the figure capation,</text:span> the right column shows those parts of the workspace in which the best disambiguating control dimension is <text:span text:style-name="T27">Z. </text:span>Due to space constraints we have referred our readers to our original RSS paper for detailed specifications of what C1 and C2 are. However, the figure caption does mention that C1 and C2 correspond to an instantaneous proximity-based and directedness-based <text:span text:style-name="T37">heuristic</text:span> confidence function. </text:p>
      <text:p text:style-name="P18"/>
      <text:p text:style-name="P44">g. I suggest that the authors extend their related work section with recent studies on shared autonomy (see recent survey by Javdani et al., "Shared Autonomy via Hindsight Optimization for Teleoperation and Teaming"). </text:p>
      <text:p text:style-name="P44"/>
      <text:p text:style-name="P19">We <text:span text:style-name="T62">have </text:span>taken this into account and revised our related work section accordingly. </text:p>
      <text:p text:style-name="P17"/>
      <text:p text:style-name="P14"/>
      <text:p text:style-name="P14">Reviewer #2</text:p>
      <text:p text:style-name="P14"/>
      <text:p text:style-name="P45">a. Why not Information Theoretic alternatives?</text:p>
      <text:p text:style-name="P45"/>
      <text:p text:style-name="P20">We acknowledge the use of information theoretic concepts for the purposes of active learning and information gathering actions in our related work. </text:p>
      <text:p text:style-name="P57">In this article <text:span text:style-name="T56">we introduce the idea of control subspace selection for the purpose of intent disambiguation. As a first exploration of this idea, </text:span>our motivation is to <text:span text:style-name="T56">investigate what aspects/features of the probability distribution over goals (more precisely, the shape of the distribution) inform intent disambiguation the most. Reduction in entropy is typically accompanied by a change in the shape of the probability distribution over goals. We take </text:span>a<text:span text:style-name="T56"> bottom-up approach wherein we investigate how the </text:span><text:soft-page-break/><text:span text:style-name="T56">shape of the probability distribution evolve</text:span>s<text:span text:style-name="T56"> as the user operates the robot </text:span>and moves it in space. W<text:span text:style-name="T56">e hand-engineer </text:span>four<text:span text:style-name="T56"> different features (components) </text:span>that characterize different aspects of the shape of the distribution <text:span text:style-name="T56">based on empirical insights we had during our </text:span>algorithm<text:span text:style-name="T56"> design phase. The combination of these individual components into a single disambiguation metric is also a design decision, but carefully done in such a way that higher values of the disambiguation metric would imply greater disambiguation capability. Using information theoretic ideas would be the next step in our work. </text:span></text:p>
      <text:p text:style-name="P20"/>
      <text:p text:style-name="P45">b. Erroneous claims regarding the metric?</text:p>
      <text:p text:style-name="P45"/>
      <text:p text:style-name="P20">We respectfully disagree with the statement that this is erroneous. By virtue of design, a higher value of the metric indeed corresponds to better intent disambiguation and therefore the intent inference mechanism will be able to infer the human's intent <text:span text:style-name="T37">unambiguously and </text:span>accurately. We have made this aspect clear in the revised text to avoid any potential ambiguity in interpretation. </text:p>
      <text:p text:style-name="P20"/>
      <text:p text:style-name="P45">c. Why not Bayesian?</text:p>
      <text:p text:style-name="P45"/>
      <text:p text:style-name="P21">The proposed dynamic field theory based system for intent inference is an alternative for Bayesian <text:span text:style-name="T31">and other heuristic</text:span> approaches. </text:p>
      <text:p text:style-name="P21">It is true <text:span text:style-name="T31">that</text:span> <text:span text:style-name="T27">if </text:span>a process is truly finite-order Markovian then the state is a 'sufficient statistic'. However, for human-robot interaction in the context of assistive robotics the assumption is not always correct. <text:span text:style-name="T31">Furthemore, in a Bayesian scheme, if at any time-step the likelihood is peaked (a delta function), it can result in the collapse of the posterior to a single value, thereby eliminating any memory trace. The Bayesian schemes proposed by Dragan et al. considers entire trajectories to keep the entire memory trace, however, the probabilities are proportional to a cost function that is additive and depends on the trajectory. </text:span></text:p>
      <text:p text:style-name="P21">By framing the evolution of <text:s/><text:span text:style-name="T45">the </text:span>probability <text:span text:style-name="T45">distribution </text:span>as a dynamical system, our method is <text:span text:style-name="T31">similar </text:span>to approaches in which recurrent neural nets are used for intent inference purposes. <text:span text:style-name="T46">Except, in our case we opted to hand-engineer the features that would drive the dynamical system. <text:s/>However for non-Markovian processes, incorporating 'memory' is essential to ensure minimal loss of meaningful cues. <text:s/></text:span></text:p>
      <text:p text:style-name="P21"/>
      <text:p text:style-name="P46">d. Benchmarking of proposed work.</text:p>
      <text:p text:style-name="P22"/>
      <text:p text:style-name="P31">In the revised version we have provided baseline comparison of our intent inference mechanism and a Bayesian approach that is widely used in shared autonomy setting <text:span text:style-name="T38">(</text:span>proposed by Dragan et al. (2013)<text:span text:style-name="T38">). </text:span></text:p>
      <text:p text:style-name="P32">In our comparison within a dummy context consiusting of 3 discrete goals, we show that our approach is able to perform as well as the Bayesian approach (and in some situations better). </text:p>
      <text:p text:style-name="P32"/>
      <text:p text:style-name="P32">In essence our approach, relies on the features of the raw input to determine how the probability distribution should evolve in time and does not require that the human is optimal. This is crucial in the settings of assistive robotic manipulation in which the subjects have inherent motor limitations that make optimal behavior close to impossible. </text:p>
      <text:p text:style-name="P32"/>
      <text:p text:style-name="P61">e. Experimental Validation</text:p>
      <text:p text:style-name="P61"/>
      <text:p text:style-name="P60">In the present version of the work, we have included previo<text:span text:style-name="T63">us</text:span>ly omitted user survey results from <text:span text:style-name="T63">our subject study. The survey results indicate that the subjects did find task execution to be easier when operating the robot in disambiguating contol modes. (to be continued).</text:span></text:p>
      <text:p text:style-name="P20"/>
      <text:p text:style-name="P14"><text:soft-page-break/>Reviewer #3</text:p>
      <text:p text:style-name="P14"/>
      <text:p text:style-name="P47">a. There are a few run-on sentences throughout the work. <text:s/>Please make sure all sentences are clear and concise. <text:s/>Similarly, there are a few very long paragraphs that could be broken up to best present one idea at a time. There are a few widows and orphans (hanging words or phrases). <text:s/>For aesthetic purposes, please watch for unnecessary white space. </text:p>
      <text:p text:style-name="P47"/>
      <text:p text:style-name="P23">We have taken into this into consideration and have revised our work accordingly. </text:p>
      <text:p text:style-name="P23"/>
      <text:p text:style-name="P47">b. Mathematical Notation</text:p>
      <text:p text:style-name="P23"/>
      <text:p text:style-name="P23">We have clarified our math notation to avoid any ambiguity.</text:p>
      <text:p text:style-name="P23"/>
      <text:p text:style-name="P24">c. <text:span text:style-name="T29">There are a lot of equations that were selected to fit the task / goals of this work, but it might be nice to add a little intuition about how you selected these parameters (and maybe what didn't work) so readers can get useful insight from your work.</text:span></text:p>
      <text:p text:style-name="P24"/>
      <text:p text:style-name="P25">We have provided better intuition for why the different components work. However, we would argue the idea of intent disambiguation, as presented in the paper, only assumes the existence of an intent inference mechanism that actively maintains and updates a probability distribution over goals. The disambiguation metric concerns itself with how the 'shape' of the probability distribution changes as a result of user commands <text:span text:style-name="T47">and is not dependent on the specific task.</text:span> In the context of assistive robotic manipulation we are concerned about how the distribution changes as a result of user operation in specific control modes and we are interested in characterizing the control modes. We have expanded our discussion section to include some more insights regarding what did not work as well. </text:p>
      <text:p text:style-name="P26"/>
      <text:p text:style-name="P27"><text:span text:style-name="T28">(</text:span><text:span text:style-name="T30">d</text:span><text:span text:style-name="T28">) Can you compare your methods to some baseline techniques for intent / goal inference? <text:s/>The results show how well your approach works, but doesn't give compare to baselines</text:span>.</text:p>
      <text:p text:style-name="P27"/>
      <text:p text:style-name="P28">We have provided a baseline performance against a standard heuristic approach based on <text:span text:style-name="T50">a Bayesian approach.</text:span> (Dragan et al.). <text:span text:style-name="T38">In our comparison within a dummy context consisting of 3 discrete goals, we show that our approach is able to perform as well as the Bayesian approach (and in some situations better). </text:span></text:p>
      <text:p text:style-name="P33"/>
      <text:p text:style-name="P27"/>
      <text:p text:style-name="P48">(<text:span text:style-name="T48">e</text:span>) Please discuss how this would be useful in other applications (e.g. how would this extend to cases where there are less discrete goals) so readers can gain insight and use it in their work.</text:p>
      <text:p text:style-name="P23"/>
      <text:p text:style-name="P27">We have a<text:span text:style-name="T39">ddressed</text:span> this in the discussion section. </text:p>
      <text:p text:style-name="P23"/>
      <text:p text:style-name="P1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25:54.608528386</meta:creation-date>
    <meta:generator>LibreOffice/4.2.8.2$Linux_X86_64 LibreOffice_project/420m0$Build-2</meta:generator>
    <dc:date>2018-05-04T14:16:11.501629374</dc:date>
    <meta:editing-duration>P1DT15H58M50S</meta:editing-duration>
    <meta:editing-cycles>83</meta:editing-cycles>
    <meta:document-statistic meta:table-count="0" meta:image-count="0" meta:object-count="0" meta:page-count="5" meta:paragraph-count="58" meta:word-count="2299" meta:character-count="14487" meta:non-whitespace-character-count="12204"/>
  </office:meta>
</office:document-meta>
</file>